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2in"/>
    </style:style>
    <style:style style:name="co2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2" style:family="table-cell" style:parent-style-name="Default" style:data-style-name="N0">
      <style:table-cell-properties fo:background-color="#999999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ize="12pt" style:font-size-asian="12pt" style:font-size-complex="12pt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gister_Map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gister Description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Read Data Register</text:p>
          </table:table-cell>
          <table:table-cell table:style-name="ce6" office:value-type="string" calcext:value-type="string">
            <text:p>Base + 0x0000</text:p>
          </table:table-cell>
          <table:table-cell table:style-name="ce6" office:value-type="string" calcext:value-type="string">
            <text:p>Bits 31 downto Bit 0 (Data output of FIFO)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Write Data Register</text:p>
          </table:table-cell>
          <table:table-cell table:style-name="ce6" office:value-type="string" calcext:value-type="string">
            <text:p>Base + 0x0004</text:p>
          </table:table-cell>
          <table:table-cell table:style-name="ce6" office:value-type="string" calcext:value-type="string">
            <text:p>Bits 31 downto Bit 0 (Data input of FIFO)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1" table:number-rows-spanned="8">
            <text:p>FIFO Status Register</text:p>
          </table:table-cell>
          <table:table-cell table:style-name="ce7" office:value-type="string" calcext:value-type="string" table:number-columns-spanned="1" table:number-rows-spanned="8">
            <text:p>Base + 0x0008</text:p>
          </table:table-cell>
          <table:table-cell table:style-name="ce6" office:value-type="string" calcext:value-type="string">
            <text:p>Bit 0 → FIFO Empt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6" office:value-type="string" calcext:value-type="string">
            <text:p>Bit 1 → FIFO Full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6" office:value-type="string" calcext:value-type="string">
            <text:p>Bit 2 → Programmable empt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6" office:value-type="string" calcext:value-type="string">
            <text:p>Bit 3 → Programmable full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6" office:value-type="string" calcext:value-type="string">
            <text:p>Bit 4 → Read 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6" office:value-type="string" calcext:value-type="string">
            <text:p>Bit 5 → Read Reset bus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6" office:value-type="string" calcext:value-type="string">
            <text:p>Bit 6 → Write 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6" office:value-type="string" calcext:value-type="string">
            <text:p>Bit 7 → Write Reset busy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7in" fo:page-height="11in" style:num-format="1" style:print-orientation="landscape" fo:margin-top="0in" fo:margin-bottom="0in" fo:margin-left="0in" fo:margin-right="0in" style:print-page-order="ttb" style:first-page-number="continue" style:scale-to="9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cKenzie, Scott</meta:initial-creator>
    <meta:creation-date>2025-07-06T15:24:24Z</meta:creation-date>
    <dc:date>2025-08-10T17:30:05.145982723</dc:date>
    <meta:print-date>2025-07-07T16:19:34Z</meta:print-date>
    <meta:editing-cycles>5</meta:editing-cycles>
    <meta:editing-duration>PT48M53S</meta:editing-duration>
    <meta:document-statistic meta:table-count="1" meta:cell-count="19" meta:object-count="0"/>
  </office:meta>
</office:document-meta>
</file>